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0673ab" officeooo:paragraph-rsid="000673ab"/>
    </style:style>
    <style:style style:name="P2" style:family="paragraph" style:parent-style-name="Standard">
      <style:paragraph-properties fo:line-height="100%" fo:text-align="center" style:justify-single-word="false"/>
      <style:text-properties officeooo:rsid="000673ab" officeooo:paragraph-rsid="000673ab"/>
    </style:style>
    <style:style style:name="P3" style:family="paragraph" style:parent-style-name="Standard">
      <style:paragraph-properties fo:line-height="100%" fo:text-align="justify" style:justify-single-word="false"/>
      <style:text-properties officeooo:rsid="000673ab" officeooo:paragraph-rsid="000673ab"/>
    </style:style>
    <style:style style:name="P4" style:family="paragraph" style:parent-style-name="Standard">
      <style:paragraph-properties fo:line-height="100%" fo:text-align="justify" style:justify-single-word="false"/>
      <style:text-properties officeooo:paragraph-rsid="000673ab"/>
    </style:style>
    <style:style style:name="P5" style:family="paragraph" style:parent-style-name="Heading_20_1">
      <style:paragraph-properties fo:margin-top="0cm" fo:margin-bottom="0cm" loext:contextual-spacing="false" fo:line-height="100%" fo:text-align="center" style:justify-single-word="false"/>
      <style:text-properties style:font-name="Times New Roman" fo:font-size="14pt" fo:language="none" fo:country="none" officeooo:paragraph-rsid="000673ab" style:font-size-asian="14pt" style:language-asian="none" style:country-asian="none" style:font-name-complex="Times New Roman" style:font-size-complex="14pt"/>
    </style:style>
    <style:style style:name="T1" style:family="text">
      <style:text-properties fo:language="none" fo:country="none" fo:font-weight="bold" style:language-asian="none" style:country-asian="none"/>
    </style:style>
    <style:style style:name="T2" style:family="text">
      <style:text-properties fo:language="none" fo:country="none" fo:font-weight="bold" style:language-asian="none" style:country-asian="none" style:font-weight-asian="bold"/>
    </style:style>
    <style:style style:name="T3" style:family="text">
      <style:text-properties fo:language="none" fo:country="none" fo:font-weight="bold" officeooo:rsid="000673ab" style:language-asian="none" style:country-asian="none"/>
    </style:style>
    <style:style style:name="T4" style:family="text">
      <style:text-properties fo:language="none" fo:country="none" style:language-asian="none" style:country-asian="none"/>
    </style:style>
    <style:style style:name="T5" style:family="text">
      <style:text-properties fo:language="none" fo:country="none" officeooo:rsid="000673ab" style:language-asian="none" style:country-asian="none"/>
    </style:style>
    <style:style style:name="T6" style:family="text">
      <style:text-properties style:font-name="Times New Roman" fo:font-size="14pt" fo:language="none" fo:country="none" style:font-size-asian="14pt" style:language-asian="none" style:country-asian="none" style:font-name-complex="Times New Roman"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рактическая работа №7, 8</text:p>
      <text:h text:style-name="P5" text:outline-level="1">Тема: «Установка и настройка ОС MS Windows»</text:h>
      <text:p text:style-name="P2"><text:span text:style-name="T2">Цели:</text:span><text:span text:style-name="T4"> Научиться разбивать жесткий диск на разделы, форматировать логические диски, устанавливать ОС с дистрибутивных дисков.</text:span></text:p>
      <text:p text:style-name="P2"><text:span text:style-name="T4"/></text:p>
      <text:p text:style-name="P2"><text:span text:style-name="T4">Контрольные вопросы:</text:span></text:p>
      <text:p text:style-name="P4"><text:span text:style-name="T5">1. </text:span><text:span text:style-name="T1">Существует</text:span><text:span text:style-name="T4"> три основных метода инсталляции: 1. Инсталляция с CD. 2. Инсталляция по сети. 3. Инсталляция с Flash накопителя. В данном случае мы рассмотрим инсталляцию с «загрузочного» CD. Как обычно, программа </text:span><text:span text:style-name="T1">установки</text:span><text:span text:style-name="T4"> предлагает несколько </text:span><text:span text:style-name="T1">типов</text:span><text:span text:style-name="T4"> </text:span><text:span text:style-name="T1">установки</text:span><text:span text:style-name="T4">: обновление текущей версии Windows, либо так называемая чистая </text:span><text:span text:style-name="T1">установка</text:span><text:span text:style-name="T4">. Второй метод </text:span><text:span text:style-name="T1">установки</text:span><text:span text:style-name="T4">– это наиболее надежный метод – чистая </text:span><text:span text:style-name="T1">установка</text:span><text:span text:style-name="T4">.</text:span></text:p>
      <text:p text:style-name="P4"><text:span text:style-name="T5"/></text:p>
      <text:p text:style-name="P4"><text:span text:style-name="T5">2. Системные </text:span><text:span text:style-name="T3">требования</text:span><text:span text:style-name="T5"> </text:span><text:span text:style-name="T3">операционной</text:span><text:span text:style-name="T5"> </text:span><text:span text:style-name="T3">системы</text:span><text:span text:style-name="T5"> </text:span><text:span text:style-name="T3">Windows</text:span><text:span text:style-name="T5"> </text:span><text:span text:style-name="T3">XP</text:span><text:span text:style-name="T5"> Home и </text:span><text:span text:style-name="T3">Windows</text:span><text:span text:style-name="T5"> </text:span><text:span text:style-name="T3">XP</text:span><text:span text:style-name="T5"> Professional. Ресурсы Минимальные Рекомендуемые. Процессор 233 MHz 300 MHz или выше. Оперативная память 64 Мб RAM (могут быть ограничены некоторые возможности) 128 Мб RAM или выше. Видеоадаптер и монитор VGA (640 x 480) Super VGA (800 x 600) или бо́льшее разрешение. Свободное место на HDD 1.5 Гб 1.5 Гб или выше.</text:span></text:p>
      <text:p text:style-name="P3"><text:span text:style-name="T5"/></text:p>
      <text:p text:style-name="P4"><text:span text:style-name="T5">3. 1. </text:span><text:span text:style-name="T4">Откройте </text:span><text:span text:style-name="Strong_20_Emphasis"><text:span text:style-name="T4">«Мой компьютер»</text:span></text:span><text:span text:style-name="T4"> и посмотрите, в каком разделе у вас в данный момент установлена система.</text:span></text:p>
      <text:p text:style-name="P4"><text:span text:style-name="T5">2. Заранее соберите на флешку или другой диск все необходимые драйвера для компьютера или ноутбука. Если нет диска с драйверами, их можно скачать на официальном сайте производителя оборудования. Если вы этого не сделаете, то рискуе те после установки новой системы остаться без интернета.</text:span></text:p>
      <text:p text:style-name="P4"><text:span text:style-name="T5">3. Какую разрядность windows 7 выбрать — </text:span><text:a xlink:type="simple" xlink:href="http://kak-pereustanovit-windows.ru/kakuyu-windows-postavit-32-x-ili-64-x-razryadnuyu.html" text:style-name="Internet_20_link" text:visited-style-name="Visited_20_Internet_20_Link">x64 или x86</text:a><text:span text:style-name="T5">? Нажмите «</text:span><text:span text:style-name="Strong_20_Emphasis"><text:span text:style-name="T5">Панель управления -&gt; Система и безопасность -&gt; Система</text:span></text:span><text:span text:style-name="T5">»Если на вашем компьютере или ноутбуке установлено больше 3-х гигабайт оперативной памяти, однозначно стоит установить 64-х разрядную версию. Вообще, x86 рекомендуем ставить только на слабое или очень устаревшее железо во дворе 21-й век, все таки :).  Обратите внимание, драйвера для одного и того же устройства в них отличаются, по сути это две разные системы!</text:span></text:p>
      <text:p text:style-name="P4"><text:span text:style-name="T5">4.Скачайте установочный ISO образ Windows 7</text:span></text:p>
      <text:p text:style-name="P4"><text:span text:style-name="T5">5. Подготовьте загрузочную флешку с Windows 7. В данном руководстве мы будем устанавливать систему именно с flash-накопителя, потому что это быстрее и проще.</text:span></text:p>
      <text:p text:style-name="P4"><text:span text:style-name="T5">6. Так как при установке мы будем форматировать диск с установленной системой, то все важные файлы, которые на нем хранятся, необходимо предварительно скопировать на съемный носитель или на другой раздел жесткого диска. Помните, что файлы, располагающиеся на рабочем столе, тоже хранятся на диске с системой. Если они вам нужны – обязательно их перенесите в другое место. При форматировании будут удалены и все установленные ранее программы, однако это не значит, что их тоже нужно копировать на флешки и диски. Программы проще установить заново, поэтому позаботьтесь только о </text:span><text:a xlink:type="simple" xlink:href="http://kak-pereustanovit-windows.ru/kak-soxranit-dannye-i-fajly-pri-pereustanovke-windows.html" text:style-name="Internet_20_link" text:visited-style-name="Visited_20_Internet_20_Link">сохранении личных файлов</text:a><text:span text:style-name="T5"> – фотографий, документов, музыки и т. д.</text:span></text:p>
      <text:p text:style-name="P4"><text:span text:style-name="T5"/></text:p>
      <text:p text:style-name="P4"><text:span text:style-name="T5"/></text:p>
      <text:p text:style-name="P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20:00:59.484367916</meta:creation-date>
    <meta:generator>LibreOffice/6.1.3.2$Linux_X86_64 LibreOffice_project/10$Build-2</meta:generator>
    <dc:date>2022-05-24T09:42:10.607007285</dc:date>
    <meta:editing-duration>PT38M14S</meta:editing-duration>
    <meta:editing-cycles>3</meta:editing-cycles>
    <meta:document-statistic meta:table-count="0" meta:image-count="0" meta:object-count="0" meta:page-count="1" meta:paragraph-count="12" meta:word-count="398" meta:character-count="2713" meta:non-whitespace-character-count="2322"/>
  </office:meta>
</office:document-meta>
</file>